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25pt"/>
    </style:style>
    <style:style style:name="co2" style:family="table-column">
      <style:table-column-properties fo:break-before="auto" style:column-width="145.5pt"/>
    </style:style>
    <style:style style:name="co3" style:family="table-column">
      <style:table-column-properties fo:break-before="auto" style:column-width="104.26pt"/>
    </style:style>
    <style:style style:name="co4" style:family="table-column">
      <style:table-column-properties fo:break-before="auto" style:column-width="51pt"/>
    </style:style>
    <style:style style:name="co5" style:family="table-column">
      <style:table-column-properties fo:break-before="auto" style:column-width="386.25pt"/>
    </style:style>
    <style:style style:name="co6" style:family="table-column">
      <style:table-column-properties fo:break-before="auto" style:column-width="109.5pt"/>
    </style:style>
    <style:style style:name="co7" style:family="table-column">
      <style:table-column-properties fo:break-before="auto" style:column-width="63.75pt"/>
    </style:style>
    <style:style style:name="co8" style:family="table-column">
      <style:table-column-properties fo:break-before="auto" style:column-width="5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14.29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0.06pt solid #000000"/>
      <style:text-properties style:font-name="Cabin" fo:font-weight="bold" style:font-name-asian="Cabin" style:font-weight-asian="bold" style:font-name-complex="Cabin" style:font-weight-complex="bold"/>
    </style:style>
    <style:style style:name="ce5" style:family="table-cell" style:parent-style-name="Default" style:data-style-name="N0">
      <style:table-cell-properties fo:border="0.06pt solid #000000"/>
      <style:text-properties style:font-name="Cabin" fo:font-size="10pt" style:font-name-asian="Cabin" style:font-size-asian="10pt" style:font-name-complex="Cabin" style:font-size-complex="10pt"/>
    </style:style>
    <style:style style:name="ce6" style:family="table-cell" style:parent-style-name="Default" style:data-style-name="N0">
      <style:text-properties style:font-name="Cabin" fo:font-size="10pt" style:font-name-asian="Cabin" style:font-size-asian="10pt" style:font-name-complex="Cabin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bin" fo:font-size="10pt" style:font-name-asian="Cabin" style:font-size-asian="10pt" style:font-name-complex="Cabin" style:font-size-complex="10pt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bin" fo:font-weight="bold" style:font-name-asian="Cabin" style:font-weight-asian="bold" style:font-name-complex="Cabin" style:font-weight-complex="bold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bin" fo:font-size="10pt" style:font-name-asian="Cabin" style:font-size-asian="10pt" style:font-name-complex="Cabin" style:font-size-complex="10pt"/>
    </style:style>
    <style:style style:name="ce10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7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>
            <text:p>Order #</text:p>
          </table:table-cell>
          <table:table-cell table:style-name="ce4" office:value-type="string" calcext:value-type="string">
            <text:p>Component</text:p>
          </table:table-cell>
          <table:table-cell table:style-name="ce4" office:value-type="string" calcext:value-type="string">
            <text:p>Usage</text:p>
          </table:table-cell>
          <table:table-cell table:style-name="ce8" office:value-type="string" calcext:value-type="string">
            <text:p>Quantity</text:p>
          </table:table-cell>
          <table:table-cell table:style-name="ce4" office:value-type="string" calcext:value-type="string">
            <text:p>Link</text:p>
          </table:table-cell>
          <table:table-cell table:style-name="ce1" office:value-type="string" calcext:value-type="string">
            <text:p>Received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4.7 Ohms resistor</text:p>
          </table:table-cell>
          <table:table-cell table:style-name="ce5" office:value-type="string" calcext:value-type="string">
            <text:p>Bootstrap</text:p>
          </table:table-cell>
          <table:table-cell table:style-name="ce9" office:value-type="float" office:value="10" calcext:value-type="float">
            <text:p>10</text:p>
          </table:table-cell>
          <table:table-cell table:style-name="ce5" office:value-type="string" calcext:value-type="string">
            <text:p>http://dk.rs-online.com/web/p/overflademontering-faste-modstande/8673047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CDC converter</text:p>
          </table:table-cell>
          <table:table-cell table:style-name="ce5" office:value-type="string" calcext:value-type="string">
            <text:p>12V rail</text:p>
          </table:table-cell>
          <table:table-cell table:style-name="ce9" office:value-type="float" office:value="1" calcext:value-type="float">
            <text:p>1</text:p>
          </table:table-cell>
          <table:table-cell table:style-name="ce5" office:value-type="string" calcext:value-type="string">
            <text:p>http://dk.rs-online.com/web/p/dc-dc-stromforsyningsmoduler/6618171/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0.1% Resistor</text:p>
          </table:table-cell>
          <table:table-cell table:style-name="ce5" office:value-type="string" calcext:value-type="string">
            <text:p>Rset for DCDC</text:p>
          </table:table-cell>
          <table:table-cell table:style-name="ce9" office:value-type="float" office:value="5" calcext:value-type="float">
            <text:p>5</text:p>
          </table:table-cell>
          <table:table-cell table:style-name="ce5" office:value-type="string" calcext:value-type="string">
            <text:p><text:a xlink:href="http://dk.rs-online.com/web/p/overflademontering-faste-modstande/6146180/" xlink:type="simple">http://dk.rs-online.com/web/p/overflademontering-faste-modstande/6146180/</text:a>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apacitor</text:p>
          </table:table-cell>
          <table:table-cell table:style-name="ce5" office:value-type="string" calcext:value-type="string">
            <text:p>Output Cap for DCDC</text:p>
          </table:table-cell>
          <table:table-cell table:style-name="ce9" office:value-type="float" office:value="5" calcext:value-type="float">
            <text:p>5</text:p>
          </table:table-cell>
          <table:table-cell table:style-name="ce5" office:value-type="string" calcext:value-type="string">
            <text:p>http://dk.rs-online.com/web/p/aluminium-kondensatorer/7083557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urrent-sense amplifier – INA286</text:p>
          </table:table-cell>
          <table:table-cell table:style-name="ce5" office:value-type="string" calcext:value-type="string">
            <text:p>shunt circuit</text:p>
          </table:table-cell>
          <table:table-cell table:style-name="ce9" office:value-type="float" office:value="5" calcext:value-type="float">
            <text:p>5</text:p>
          </table:table-cell>
          <table:table-cell table:style-name="ce5" office:value-type="string" calcext:value-type="string">
            <text:p><text:a xlink:href="http://dk.rs-online.com/web/p/stromfolende-forstaerkere/8176616/" xlink:type="simple">http://dk.rs-online.com/web/p/stromfolende-forstaerkere/8176616/</text:a>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shunt resistor</text:p>
          </table:table-cell>
          <table:table-cell table:style-name="ce5" office:value-type="string" calcext:value-type="string">
            <text:p>shunt circuit</text:p>
          </table:table-cell>
          <table:table-cell table:style-name="ce9" office:value-type="float" office:value="5" calcext:value-type="float">
            <text:p>5</text:p>
          </table:table-cell>
          <table:table-cell table:style-name="ce5" office:value-type="string" calcext:value-type="string">
            <text:p>http://dk.rs-online.com/web/p/overflademontering-faste-modstande/1348221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uffer</text:p>
          </table:table-cell>
          <table:table-cell table:style-name="ce5" office:value-type="string" calcext:value-type="string">
            <text:p>PWM level shift buffer</text:p>
          </table:table-cell>
          <table:table-cell table:style-name="ce9" office:value-type="float" office:value="5" calcext:value-type="float">
            <text:p>5</text:p>
          </table:table-cell>
          <table:table-cell table:style-name="ce5" office:value-type="string" calcext:value-type="string">
            <text:p>http://dk.rs-online.com/web/p/buffere/6628944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Driver – HIP4081AIBZ</text:p>
          </table:table-cell>
          <table:table-cell table:style-name="ce5" office:value-type="string" calcext:value-type="string">
            <text:p>motor driver</text:p>
          </table:table-cell>
          <table:table-cell table:style-name="ce9" office:value-type="float" office:value="4" calcext:value-type="float">
            <text:p>4</text:p>
          </table:table-cell>
          <table:table-cell table:style-name="ce5" office:value-type="string" calcext:value-type="string">
            <text:p>http://dk.rs-online.com/web/p/mosfet-power-drivere/2163484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MOSFETS – FDV303N</text:p>
          </table:table-cell>
          <table:table-cell table:style-name="ce5" office:value-type="string" calcext:value-type="string">
            <text:p>genereal purpose</text:p>
          </table:table-cell>
          <table:table-cell table:style-name="ce9" office:value-type="float" office:value="10" calcext:value-type="float">
            <text:p>10</text:p>
          </table:table-cell>
          <table:table-cell table:style-name="ce5" office:value-type="string" calcext:value-type="string">
            <text:p>http://dk.rs-online.com/web/p/mosfet-transistorer/3544890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SMD power ressistor</text:p>
          </table:table-cell>
          <table:table-cell table:style-name="ce5" office:value-type="string" calcext:value-type="string">
            <text:p>inrush current</text:p>
          </table:table-cell>
          <table:table-cell table:style-name="ce9" office:value-type="float" office:value="3" calcext:value-type="float">
            <text:p>3</text:p>
          </table:table-cell>
          <table:table-cell table:style-name="ce5" office:value-type="string" calcext:value-type="string">
            <text:p>http://dk.rs-online.com/web/p/overflademontering-faste-modstande/8098982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100 Ohm resistor</text:p>
          </table:table-cell>
          <table:table-cell table:style-name="ce5" office:value-type="string" calcext:value-type="string">
            <text:p>Microzed connection</text:p>
          </table:table-cell>
          <table:table-cell table:style-name="ce9" office:value-type="float" office:value="50" calcext:value-type="float">
            <text:p>50</text:p>
          </table:table-cell>
          <table:table-cell table:style-name="ce5" office:value-type="string" calcext:value-type="string">
            <text:p><text:a xlink:href="http://dk.rs-online.com/web/p/overflademontering-faste-modstande/7883994/" xlink:type="simple">http://dk.rs-online.com/web/p/overflademontering-faste-modstande/7883994/</text:a>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Bergstack connector</text:p>
          </table:table-cell>
          <table:table-cell table:style-name="ce5" office:value-type="string" calcext:value-type="string">
            <text:p>Microzed connection</text:p>
          </table:table-cell>
          <table:table-cell table:style-name="ce9" office:value-type="float" office:value="6" calcext:value-type="float">
            <text:p>6</text:p>
          </table:table-cell>
          <table:table-cell table:style-name="ce5" office:value-type="string" calcext:value-type="string">
            <text:p>http://dk.rs-online.com/web/p/print-fatninger/6159338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AND gate</text:p>
          </table:table-cell>
          <table:table-cell table:style-name="ce5" office:value-type="string" calcext:value-type="string">
            <text:p>relay AND gate</text:p>
          </table:table-cell>
          <table:table-cell table:style-name="ce9" office:value-type="float" office:value="5" calcext:value-type="float">
            <text:p>5</text:p>
          </table:table-cell>
          <table:table-cell table:style-name="ce5" office:value-type="string" calcext:value-type="string">
            <text:p><text:a xlink:href="http://dk.rs-online.com/web/p/standard-logiske-gates/7613717/" xlink:type="simple">http://dk.rs-online.com/web/p/standard-logiske-gates/7613717/</text:a>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Emergency Button</text:p>
          </table:table-cell>
          <table:table-cell table:style-name="ce5" office:value-type="string" calcext:value-type="string">
            <text:p>emergency</text:p>
          </table:table-cell>
          <table:table-cell table:style-name="ce9" office:value-type="float" office:value="1" calcext:value-type="float">
            <text:p>1</text:p>
          </table:table-cell>
          <table:table-cell table:style-name="ce5" office:value-type="string" calcext:value-type="string">
            <text:p>http://dk.rs-online.com/web/p/noedstop-trykknapper/3993129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/>
          <table:table-cell office:value-type="string" calcext:value-type="string">
            <text:p>ZH-2P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<text:a xlink:href="http://dk.rs-online.com/web/p/printstiftlister/7620875/" xlink:type="simple">http://dk.rs-online.com/web/p/printstiftlister/7620875/</text:a>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string" calcext:value-type="string">
            <text:p>ZH-5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ttp://dk.rs-online.com/web/p/printstiftlister/7620881/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string" calcext:value-type="string">
            <text:p>ZH-6P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<text:a xlink:href="http://dk.rs-online.com/web/p/printstiftlister/7620884/" xlink:type="simple">http://dk.rs-online.com/web/p/printstiftlister/7620884/</text:a>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string" calcext:value-type="string">
            <text:p>ZH-8P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<text:a xlink:href="http://dk.rs-online.com/web/p/printstiftlister/7620897/" xlink:type="simple">http://dk.rs-online.com/web/p/printstiftlister/7620897/</text:a>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string" calcext:value-type="string">
            <text:p>ZH-10P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<text:a xlink:href="http://dk.rs-online.com/web/p/printstiftlister/7620894/" xlink:type="simple">http://dk.rs-online.com/web/p/printstiftlister/7620894/</text:a>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string" calcext:value-type="string">
            <text:p>ZH-12P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<text:a xlink:href="http://dk.rs-online.com/web/p/printstiftlister/7620907/" xlink:type="simple">http://dk.rs-online.com/web/p/printstiftlister/7620907/</text:a>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ZHR-2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ttp://dk.rs-online.com/web/p/printstik-huse/8201642/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ZHR-5P</text:p>
          </table:table-cell>
          <table:table-cell table:style-name="ce7"/>
          <table:table-cell table:style-name="ce6" office:value-type="float" office:value="10" calcext:value-type="float">
            <text:p>10</text:p>
          </table:table-cell>
          <table:table-cell table:style-name="ce10" office:value-type="string" calcext:value-type="string">
            <text:p><text:a xlink:href="http://dk.rs-online.com/web/p/printstik-huse/8201658/" xlink:type="simple">http://dk.rs-online.com/web/p/printstik-huse/8201658/</text:a>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ZHR-6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ttp://dk.rs-online.com/web/p/printstik-huse/8201652/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ZHR-8P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ZHR-10P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0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ZHR-12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ttp://dk.rs-online.com/web/p/printstik-huse/7620862/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ZH-Crimp pin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http://dk.rs-online.com/web/p/printstik-kontakter/7620759/</text:p>
          </table:table-cell>
          <table:table-cell table:number-columns-repeated="1019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pt" fo:margin-bottom="0pt" fo:margin-left="0pt" fo:margin-right="0pt" style:print-page-order="ltr" style:first-page-number="1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6-23T09:36:34Z</meta:creation-date>
    <dc:date>2017-09-26T13:22:53.839046978</dc:date>
    <meta:editing-cycles>23</meta:editing-cycles>
    <meta:editing-duration>PT5H4M24S</meta:editing-duration>
    <meta:document-statistic meta:table-count="1" meta:cell-count="113" meta:object-count="0"/>
  </office:meta>
</office:document-meta>
</file>